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fo:color="#808080"/>
    </style:style>
    <style:style style:name="P3" style:family="paragraph" style:parent-style-name="Standard">
      <style:paragraph-properties style:writing-mode="lr-tb"/>
      <style:text-properties fo:color="#808080" officeooo:paragraph-rsid="0014265d"/>
    </style:style>
    <style:style style:name="P4" style:family="paragraph" style:parent-style-name="Standard">
      <style:paragraph-properties style:writing-mode="lr-tb"/>
      <style:text-properties fo:color="#000000"/>
    </style:style>
    <style:style style:name="P5" style:family="paragraph" style:parent-style-name="Standard">
      <style:paragraph-properties style:writing-mode="lr-tb"/>
      <style:text-properties fo:color="#000000" fo:font-weight="bold" fo:background-color="#ffff00" style:font-weight-asian="bold" style:font-weight-complex="bold"/>
    </style:style>
    <style:style style:name="P6" style:family="paragraph" style:parent-style-name="Standard">
      <style:paragraph-properties style:writing-mode="lr-tb"/>
      <style:text-properties fo:color="#999999"/>
    </style:style>
    <style:style style:name="T1" style:family="text">
      <style:text-properties style:font-name="monospace"/>
    </style:style>
    <style:style style:name="T2" style:family="text">
      <style:text-properties style:font-name="monospace" officeooo:rsid="0013465f"/>
    </style:style>
    <style:style style:name="T3" style:family="text">
      <style:text-properties style:font-name="monospace" officeooo:rsid="00150448"/>
    </style:style>
    <style:style style:name="T4" style:family="text">
      <style:text-properties style:font-name="monospace" officeooo:rsid="00183e6a"/>
    </style:style>
    <style:style style:name="T5" style:family="text">
      <style:text-properties style:font-name="monospace" officeooo:rsid="001a057b"/>
    </style:style>
    <style:style style:name="T6" style:family="text">
      <style:text-properties style:font-name="monospace" officeooo:rsid="001b2acd"/>
    </style:style>
    <style:style style:name="T7" style:family="text">
      <style:text-properties style:font-name="monospace" fo:font-weight="bold" officeooo:rsid="00150448" style:font-weight-asian="bold" style:font-weight-complex="bold"/>
    </style:style>
    <style:style style:name="T8" style:family="text">
      <style:text-properties fo:color="#808080" style:font-name="monospace" officeooo:rsid="0013465f"/>
    </style:style>
    <style:style style:name="T9" style:family="text">
      <style:text-properties fo:color="#999999" style:font-name="monospace" officeooo:rsid="001b2a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hub.com/orgs/PacktPublishing/repositories?type=all" text:style-name="Internet_20_link" text:visited-style-name="Visited_20_Internet_20_Link"><text:span text:style-name="T1">https://github.com/orgs/PacktPublishing/repositories?type=all</text:span></text:a><text:span text:style-name="T1"> <text:s text:c="3"/></text:span><text:span text:style-name="T4">Все коды <text:s/>Pa</text:span><text:span text:style-name="T5">c</text:span><text:span text:style-name="T4">kt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tail</text:span> <text:span text:style-name="T1">-f</text:span> <text:span text:style-name="T1">/var/log/kern.log <text:s text:c="7"/></text:span><text:span text:style-name="T8">сообщения ядра</text:span></text:p>
      <text:p text:style-name="P1"><text:span text:style-name="T2"/></text:p>
      <text:p text:style-name="P1"><text:span text:style-name="T2"># iptables --table nat --append POSTROUTING --out-interface eth1 -j MASQUERADE</text:span></text:p>
      <text:p text:style-name="P1"><text:span text:style-name="T2"># iptables --append FORWARD --in-interface eth4 -j ACCEPT</text:span></text:p>
      <text:p text:style-name="P1"><text:span text:style-name="T2"># echo 1 &gt;&gt; /proc/sys/net/ipv4/ip_forward</text:span></text:p>
      <text:p text:style-name="P2"><text:span text:style-name="T2"/></text:p>
      <text:p text:style-name="P3"><text:span text:style-name="T2">Then, for instance, on the BeagleBone Black I should set the gateway through the USB cable using the</text:span></text:p>
      <text:p text:style-name="P3"><text:span text:style-name="T2">following command:</text:span></text:p>
      <text:p text:style-name="P1"><text:span text:style-name="T2">root@bbb:~# route add default gw 192.168.7.1</text:span></text:p>
      <text:p text:style-name="P2"><text:span text:style-name="T2"><text:s/></text:span><text:span text:style-name="T3">(</text:span><text:span text:style-name="T2">eth1 device is the preferred Internet connection on my host system, while the eth4 device is the BeagleBone Black's device as viewed on my system </text:span><text:span text:style-name="T3">)</text:span></text:p>
      <text:p text:style-name="P4"><text:span text:style-name="T3"/></text:p>
      <text:p text:style-name="P4"><text:span text:style-name="T7">apt-cache search gcc-[0-9.]*-arm</text:span><text:span text:style-name="T3"> <text:s text:c="3"/></text:span><text:span text:style-name="T9">показывает все компиляторы в репозитории</text:span></text:p>
      <text:p text:style-name="P6"><text:span text:style-name="T6">gcc-9-arm-linux-gnueabihf - GNU C compiler (cross compiler for armhf architecture)</text:span></text:p>
      <text:p text:style-name="P6"><text:span text:style-name="T6">gcc-9-arm-linux-gnueabihf-base - GCC, the GNU Compiler Collection (base package)</text:span></text:p>
      <text:p text:style-name="P6"><text:span text:style-name="T6">gcc-10-arm-linux-gnueabi - GNU C compiler (cross compiler for armel architecture)</text:span></text:p>
      <text:p text:style-name="P6"><text:span text:style-name="T6">gcc-10-arm-linux-gnueabi-base - GCC, the GNU Compiler Collection (base package)</text:span></text:p>
      <text:p text:style-name="P6"><text:span text:style-name="T6">gcc-10-arm-linux-gnueabihf - GNU C compiler (cross compiler for armhf architecture)</text:span></text:p>
      <text:p text:style-name="P6"><text:span text:style-name="T6">gcc-10-arm-linux-gnueabihf-base - GCC, the GNU Compiler Collection (base package)</text:span></text:p>
      <text:p text:style-name="P6"><text:span text:style-name="T6">gcc-8-arm-linux-gnueabi - GNU C compiler (cross compiler for armel architecture)</text:span></text:p>
      <text:p text:style-name="P6"><text:span text:style-name="T6">gcc-8-arm-linux-gnueabi-base - GCC, the GNU Compiler Collection (base package)</text:span></text:p>
      <text:p text:style-name="P6"><text:span text:style-name="T6">gcc-8-arm-linux-gnueabihf - GNU C compiler (cross compiler for armhf architecture)</text:span></text:p>
      <text:p text:style-name="P6"><text:span text:style-name="T6">gcc-8-arm-linux-gnueabihf-base - GCC, the GNU Compiler Collection (base package)</text:span></text:p>
      <text:p text:style-name="P6"><text:span text:style-name="T6">gcc-9-arm-linux-gnueabi - GNU C compiler (cross compiler for armel architecture)</text:span></text:p>
      <text:p text:style-name="P6"><text:span text:style-name="T6">gcc-9-arm-linux-gnueabi-base - GCC, the GNU Compiler Collection (base package)</text:span></text:p>
      <text:p text:style-name="P6"><text:span text:style-name="T6"/></text:p>
      <text:p text:style-name="P5"><text:span text:style-name="T6">( http://www.linaro.org/</text:span></text:p>
      <text:p text:style-name="P6"><text:span text:style-name="T6"/></text:p>
      <text:p text:style-name="P6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14T14:46:11.275691825</dc:date>
    <meta:editing-duration>PT1H36M31S</meta:editing-duration>
    <meta:editing-cycles>7</meta:editing-cycles>
    <meta:document-statistic meta:table-count="0" meta:image-count="0" meta:object-count="0" meta:page-count="1" meta:paragraph-count="23" meta:word-count="213" meta:character-count="1678" meta:non-whitespace-character-count="1478"/>
  </office:meta>
</office:document-meta>
</file>